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e01" officeooo:paragraph-rsid="00154e01"/>
    </style:style>
    <style:style style:name="P2" style:family="paragraph" style:parent-style-name="Standard">
      <style:text-properties fo:font-size="15pt" fo:font-weight="bold" officeooo:rsid="00154e01" officeooo:paragraph-rsid="00154e0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fo:font-weight="bold" officeooo:rsid="00154e01" officeooo:paragraph-rsid="00154e0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54e01" officeooo:paragraph-rsid="00154e01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54e01" officeooo:paragraph-rsid="00154e01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fo:font-weight="bold" officeooo:rsid="0015f921" officeooo:paragraph-rsid="0015f92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4pt" fo:font-weight="normal" officeooo:rsid="0015f921" officeooo:paragraph-rsid="0015f92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54e01" officeooo:paragraph-rsid="00154e0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54e01" officeooo:paragraph-rsid="00154e01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6pt" fo:font-weight="bold" officeooo:rsid="0015f921" officeooo:paragraph-rsid="0015f921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4pt" fo:font-weight="normal" officeooo:rsid="0015f921" officeooo:paragraph-rsid="0015f921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sans-serif" fo:font-size="12.75pt"/>
    </style:style>
    <style:style style:name="P13" style:family="paragraph" style:parent-style-name="Standard">
      <style:text-properties style:font-name="sans-serif" fo:font-size="12pt" fo:font-weight="normal" officeooo:rsid="0015f921" officeooo:paragraph-rsid="0015f92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sans-serif" fo:font-size="12pt" style:font-size-asian="12pt" style:font-size-complex="12pt"/>
    </style:style>
    <style:style style:name="P15" style:family="paragraph" style:parent-style-name="Standard">
      <style:text-properties style:font-name="sans-serif" fo:font-size="12pt" officeooo:paragraph-rsid="001612dc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ifying Variables</text:p>
      <text:p text:style-name="P1"/>
      <text:p text:style-name="P3">Population</text:p>
      <text:p text:style-name="P1">The entire group being studied</text:p>
      <text:p text:style-name="P1"/>
      <text:p text:style-name="P4">Unit or Subject</text:p>
      <text:p text:style-name="P8">Each member of the population</text:p>
      <text:p text:style-name="P8"/>
      <text:p text:style-name="P5">Variables</text:p>
      <text:p text:style-name="P8"/>
      <text:p text:style-name="P9">Catergorical or Qualitative<text:tab/><text:tab/><text:tab/>Numerical or Quantitative</text:p>
      <text:p text:style-name="P8">Well defined group or category.<text:tab/><text:tab/>Numerical count or value.</text:p>
      <text:p text:style-name="P8"/>
      <text:p text:style-name="P9">Sample</text:p>
      <text:p text:style-name="P8">A smaller, representitive group taken from the population.</text:p>
      <text:p text:style-name="P8"/>
      <text:p text:style-name="P8">Value of the total population <text:tab/>= Parameter</text:p>
      <text:p text:style-name="P8">Value of the sample<text:tab/><text:tab/>= Statistic</text:p>
      <text:p text:style-name="P8"/>
      <text:p text:style-name="P10">Levels of Measurement</text:p>
      <text:p text:style-name="P10"/>
      <text:p text:style-name="P6">Nominal</text:p>
      <text:p text:style-name="P7">Categories</text:p>
      <text:p text:style-name="P7"/>
      <text:p text:style-name="P6">Ordinal</text:p>
      <text:p text:style-name="P7">Order</text:p>
      <text:p text:style-name="P7"/>
      <text:p text:style-name="P6">Interval</text:p>
      <text:p text:style-name="P7">Distance between has meaning</text:p>
      <text:p text:style-name="P7"/>
      <text:p text:style-name="P6">Ratio</text:p>
      <text:p text:style-name="P7">Absolute zero</text:p>
      <text:p text:style-name="P7"/>
      <text:p text:style-name="P13">Data can be measured at different levels, depending on the type of variable and the amount of detail that is collected.</text:p>
      <text:p text:style-name="P13"/>
      <text:p text:style-name="P14">A widely used method for categorizing the different types of measurement breaks them down into four groups.</text:p>
      <text:p text:style-name="P15"/>
      <text:p text:style-name="P15"><text:span text:style-name="T1">Nominal</text:span> data is measured by classification or categories.</text:p>
      <text:p text:style-name="P15"/>
      <text:p text:style-name="P15"><text:span text:style-name="T1">Ordinal</text:span> data uses numerical categories that convey a meaningful order.</text:p>
      <text:p text:style-name="P15"/>
      <text:p text:style-name="P15"><text:span text:style-name="T1">Interval</text:span> measurements show order, and the spaces between the values also have significant meaning.</text:p>
      <text:p text:style-name="P15"/>
      <text:p text:style-name="P15">In <text:span text:style-name="T1">ratio</text:span> measurement, the ratio between any two values has meaning, because the data include an absolutezero value.</text:p>
      <text:p text:style-name="P12"><text:s/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5:24:43.209946347</meta:creation-date>
    <dc:date>2017-06-03T15:47:23.708630797</dc:date>
    <meta:editing-duration>PT12M54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2" meta:paragraph-count="28" meta:word-count="157" meta:character-count="1036" meta:non-whitespace-character-count="900"/>
  </office:meta>
</office:document-meta>
</file>